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Абзацсписка" style:master-page-name="MP0" style:list-style-name="LFO1" style:family="paragraph">
      <style:paragraph-properties fo:break-before="page" fo:margin-left="0.4923in" fo:text-indent="-0.4923in">
        <style:tab-stops/>
      </style:paragraph-properties>
      <style:text-properties fo:font-size="14pt" style:font-size-asian="14pt" style:font-size-complex="14pt"/>
    </style:style>
    <style:style style:name="P2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3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4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5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6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7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8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9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10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11" style:parent-style-name="Абзацсписка" style:list-style-name="LFO1" style:family="paragraph">
      <style:paragraph-properties fo:margin-left="0.4923in" fo:text-indent="-0.4923in">
        <style:tab-stops/>
      </style:paragraph-properties>
    </style:style>
    <style:style style:name="T12" style:parent-style-name="Основнойшрифтабзаца" style:family="text">
      <style:text-properties style:font-name="Roboto" style:font-name-asian="Times New Roman" fo:color="#222222" style:letter-kerning="false" fo:font-size="13.5pt" style:font-size-asian="13.5pt" style:font-size-complex="13.5pt" style:language-asian="ru" style:country-asian="RU"/>
    </style:style>
    <style:style style:name="T13" style:parent-style-name="Основнойшрифтабзаца" style:family="text">
      <style:text-properties style:font-name="Roboto" style:font-name-asian="Times New Roman" fo:color="#222222" style:letter-kerning="false" fo:font-size="13.5pt" style:font-size-asian="13.5pt" style:font-size-complex="13.5pt" style:language-asian="ru" style:country-asian="RU"/>
    </style:style>
    <style:style style:name="T14" style:parent-style-name="Основнойшрифтабзаца" style:family="text">
      <style:text-properties style:font-name="Roboto" style:font-name-asian="Times New Roman" fo:color="#222222" style:letter-kerning="false" fo:font-size="13.5pt" style:font-size-asian="13.5pt" style:font-size-complex="13.5pt" style:language-asian="ru" style:country-asian="RU"/>
    </style:style>
    <style:style style:name="P15" style:parent-style-name="Абзацсписка" style:family="paragraph">
      <style:paragraph-properties fo:margin-left="0.4923in">
        <style:tab-stops/>
      </style:paragraph-properties>
    </style:style>
    <style:style style:name="T16" style:parent-style-name="Основнойшрифтабзаца" style:family="text">
      <style:text-properties style:font-name="Roboto" style:font-name-asian="Times New Roman" fo:color="#222222" style:letter-kerning="false" fo:font-size="13.5pt" style:font-size-asian="13.5pt" style:font-size-complex="13.5pt" style:language-asian="ru" style:country-asian="RU"/>
    </style:style>
    <style:style style:name="T17" style:parent-style-name="Основнойшрифтабзаца" style:family="text">
      <style:text-properties style:font-name="Roboto" style:font-name-asian="Times New Roman" fo:color="#222222" style:letter-kerning="false" fo:font-size="13.5pt" style:font-size-asian="13.5pt" style:font-size-complex="13.5pt" style:language-asian="ru" style:country-asian="RU"/>
    </style:style>
    <style:style style:name="T18" style:parent-style-name="Основнойшрифтабзаца" style:family="text">
      <style:text-properties style:font-name="Roboto" style:font-name-asian="Times New Roman" fo:color="#222222" style:letter-kerning="false" fo:font-size="13.5pt" style:font-size-asian="13.5pt" style:font-size-complex="13.5pt" style:language-asian="ru" style:country-asian="RU"/>
    </style:style>
    <style:style style:name="T19" style:parent-style-name="Основнойшрифтабзаца" style:family="text">
      <style:text-properties style:font-name="Roboto" style:font-name-asian="Times New Roman" fo:color="#222222" style:letter-kerning="false" fo:font-size="13.5pt" style:font-size-asian="13.5pt" style:font-size-complex="13.5pt" style:language-asian="ru" style:country-asian="RU"/>
    </style:style>
    <style:style style:name="T20" style:parent-style-name="Основнойшрифтабзаца" style:family="text">
      <style:text-properties style:font-name="Roboto" style:font-name-asian="Times New Roman" fo:color="#222222" style:letter-kerning="false" fo:font-size="13.5pt" style:font-size-asian="13.5pt" style:font-size-complex="13.5pt" style:language-asian="ru" style:country-asian="RU"/>
    </style:style>
    <style:style style:name="P21" style:parent-style-name="Обычный" style:family="paragraph">
      <style:paragraph-properties fo:text-align="justify" style:vertical-align="auto" fo:margin-bottom="0in" fo:line-height="100%" fo:background-color="#FFFFFF"/>
      <style:text-properties style:font-name="Roboto" style:font-name-asian="Times New Roman" fo:color="#222222" style:letter-kerning="false" fo:font-size="13.5pt" style:font-size-asian="13.5pt" style:font-size-complex="13.5pt" style:language-asian="ru" style:country-asian="RU" fo:hyphenate="true"/>
    </style:style>
    <style:style style:name="P22" style:parent-style-name="Обычный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style:letter-kerning="false" fo:font-size="14.5pt" style:font-size-asian="14.5pt" style:font-size-complex="14.5pt" style:language-asian="ru" style:country-asian="RU" fo:hyphenate="true"/>
    </style:style>
    <style:style style:name="P23" style:parent-style-name="Обычный" style:family="paragraph">
      <style:paragraph-properties fo:text-align="justify" style:vertical-align="auto" fo:margin-bottom="0in" fo:line-height="100%" fo:background-color="#FFFFFF"/>
      <style:text-properties style:font-name="Roboto" style:font-name-asian="Times New Roman" fo:color="#222222" style:letter-kerning="false" fo:font-size="13.5pt" style:font-size-asian="13.5pt" style:font-size-complex="13.5pt" style:language-asian="ru" style:country-asian="RU" fo:hyphenate="true"/>
    </style:style>
    <style:style style:name="P24" style:parent-style-name="Абзацсписка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25" style:parent-style-name="Абзацсписка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26" style:parent-style-name="Абзацсписка" style:list-style-name="LFO1" style:family="paragraph">
      <style:paragraph-properties fo:text-indent="-0.5in"/>
      <style:text-properties fo:font-size="14pt" style:font-size-asian="14pt" style:font-size-complex="14pt"/>
    </style:style>
    <style:style style:name="P27" style:parent-style-name="Абзацсписка" style:family="paragraph">
      <style:text-properties fo:font-size="14pt" style:font-size-asian="14pt" style:font-size-complex="14pt"/>
    </style:style>
    <style:style style:name="P28" style:parent-style-name="Абзацсписка" style:family="paragraph">
      <style:text-properties fo:font-size="14pt" style:font-size-asian="14pt" style:font-size-complex="14pt"/>
    </style:style>
    <style:style style:name="P29" style:parent-style-name="Абзацсписка" style:family="paragraph">
      <style:text-properties fo:font-size="14pt" style:font-size-asian="14pt" style:font-size-complex="14pt"/>
    </style:style>
    <style:style style:name="P30" style:parent-style-name="Абзацсписка" style:family="paragraph">
      <style:text-properties fo:font-size="14pt" style:font-size-asian="14pt" style:font-size-complex="14pt"/>
    </style:style>
    <style:style style:name="P31" style:parent-style-name="Абзацсписка" style:family="paragraph">
      <style:text-properties fo:font-size="14pt" style:font-size-asian="14pt" style:font-size-complex="14pt"/>
    </style:style>
    <style:style style:name="P32" style:parent-style-name="Абзацсписка" style:family="paragraph">
      <style:text-properties fo:font-size="14pt" style:font-size-asian="14pt" style:font-size-complex="14pt"/>
    </style:style>
    <style:style style:name="P33" style:parent-style-name="Абзацсписка" style:family="paragraph">
      <style:text-properties fo:font-size="14pt" style:font-size-asian="14pt" style:font-size-complex="14pt"/>
    </style:style>
    <style:style style:name="P34" style:parent-style-name="Абзацсписка" style:family="paragraph">
      <style:text-properties fo:font-size="14pt" style:font-size-asian="14pt" style:font-size-complex="14pt"/>
    </style:style>
    <style:style style:name="P35" style:parent-style-name="Абзацсписка" style:family="paragraph">
      <style:text-properties fo:font-size="14pt" style:font-size-asian="14pt" style:font-size-complex="14pt"/>
    </style:style>
    <style:style style:name="P36" style:parent-style-name="Абзацсписка" style:list-style-name="LFO1" style:family="paragraph">
      <style:paragraph-properties fo:text-indent="-0.5in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list text:style-name="LFO1" text:continue-numbering="true">
        <text:list-item>
          <text:p text:style-name="P1">Выведите на экран строковые представления числа 52 в двоичной, восьмеричной и шестнадцатеричной системах счисления.</text:p>
        </text:list-item>
        <text:list-item>
          <text:p text:style-name="P2">Даны строковые представления чисел: '011011101' (двоичная СС), '357' (восьмеричная СС) и 'AF23D' (шестнадцатеричная СС). Выведите на экран строковые представления этих чисел в десятичной системе счисления.</text:p>
        </text:list-item>
        <text:list-item>
          <text:p text:style-name="P3">Перевести число 55 из десятичной системы счисления в троичную.</text:p>
        </text:list-item>
        <text:list-item>
          <text:p text:style-name="P4">Перебрать числа от 1 до 100 и вывести количество чисел, в двоичном представлении которых четное количество единиц.</text:p>
        </text:list-item>
        <text:list-item>
          <text:p text:style-name="P5">Написать программу ввода строки и формирования новой строчки вида: "Строка: &lt;введенная строка&gt;. Длина: &lt;длина строки&gt;". Результат сформированной строки вывести на экран. P. S. В программе F-строки не использовать.</text:p>
        </text:list-item>
        <text:list-item>
          <text:p text:style-name="P6">Напишите программу отображения первого и последнего символа в строке</text:p>
        </text:list-item>
        <text:list-item>
          <text:p text:style-name="P7">Напишите программу отображения первых четырех символов из введенной строки. Будем полагать, что строка гарантированно длиной не менее четырех символов.</text:p>
        </text:list-item>
        <text:list-item>
          <text:p text:style-name="P8">Напишите программу отображения последних трех символов из введенной строки. Будем полагать, что строка гарантированно длиной не менее трех символов.</text:p>
        </text:list-item>
        <text:list-item>
          <text:p text:style-name="P9">Для задачи 1 сделайте выводы в формате: «Число 52 двоичном виде &lt;&lt;результат&gt;&gt;»<text:s/></text:p>
        </text:list-item>
        <text:list-item>
          <text:p text:style-name="P10"/>
        </text:list-item>
        <text:list-item>
          <text:p text:style-name="P11"><text:span text:style-name="T12">Исполнитель Редактор получает на вход строку цифр и преобразовывает её. Редактор может выполнять две команды, в обеих командах v и w обозначают цепочки цифр.</text:span><text:span text:style-name="T13"><text:line-break/>А) заменить (v, w).</text:span><text:span text:style-name="T14"><text:line-break/>Эта команда заменяет в строке первое слева вхождение цепочки v на цепочку w.<text:s/></text:span></text:p>
        </text:list-item>
      </text:list>
      <text:p text:style-name="P15"><text:span text:style-name="T16">Например, выполнение команды заменить (111, 27) преобразует строку 05111150 в строку 0527150.</text:span><text:span text:style-name="T17"><text:line-break/>Если в строке нет вхождений цепочки v, то выполнение<text:s/></text:span><text:soft-page-break/><text:span text:style-name="T18">команды заменить (v, w) не меняет эту строку.</text:span><text:span text:style-name="T19"><text:line-break/>Б)нашлось (v).</text:span><text:span text:style-name="T20"><text:line-break/>Эта команда проверяет, встречается ли цепочка v в строке исполнителя Редактор. Если она встречается, то команда возвращает логическое значение «истина», в противном случае возвращает значение «ложь». Строка исполнителя при этом не изменяется.</text:span></text:p>
      <text:p text:style-name="P21">Дана программа для Редактора:</text:p>
      <text:p text:style-name="P22">НАЧАЛО<text:line-break/>ПОКА нашлось (15) ИЛИ нашлось (599) ИЛИ нашлось (999)<text:line-break/><text:s text:c="2"/>ЕСЛИ нашлось (15)<text:line-break/><text:s text:c="4"/>ТО заменить (15, 9)<text:line-break/><text:s text:c="2"/>КОНЕЦ ЕСЛИ<text:line-break/><text:s text:c="2"/>ЕСЛИ нашлось (599)<text:line-break/><text:s text:c="4"/>ТО заменить (599, 5)<text:line-break/><text:s text:c="2"/>КОНЕЦ ЕСЛИ<text:line-break/><text:s text:c="2"/>ЕСЛИ нашлось (999)<text:line-break/><text:s text:c="4"/>ТО заменить (999, 19)<text:line-break/><text:s text:c="2"/>КОНЕЦ ЕСЛИ<text:line-break/>КОНЕЦ ПОКА<text:line-break/>КОНЕЦ</text:p>
      <text:p text:style-name="P23">На вход приведённой выше программе поступает строка, начинающаяся с цифры «1», а затем содержащая n цифр «9» (3 &lt; n &lt; 10 000).<text:line-break/>Определите наименьшее значение n, при котором сумма цифр в строке, получившейся в результате выполнения программы, равна 30.</text:p>
      <text:p text:style-name="P24"/>
      <text:p text:style-name="P25"/>
      <text:list text:style-name="LFO1" text:continue-numbering="true">
        <text:list-item>
          <text:p text:style-name="P26">На вход алгоритма подаётся натуральное число N. Алгоритм строит по нему новое число R следующим образом.</text:p>
        </text:list-item>
      </text:list>
      <text:p text:style-name="P27">1. Строится двоичная запись числа N.</text:p>
      <text:p text:style-name="P28">2. Далее эта запись обрабатывается по следующему правилу:</text:p>
      <text:p text:style-name="P29">а) если число N делится на 3, то к этой записи дописываются её три последние двоичные цифры;</text:p>
      <text:p text:style-name="P30">б) если число N на 3 не делится, то остаток от деления умножается на 3, переводится в двоичную запись и дописывается в конец числа.</text:p>
      <text:p text:style-name="P31">Полученная таким образом запись является двоичной записью искомого числа R.</text:p>
      <text:soft-page-break/>
      <text:p text:style-name="P32">3. Результат переводится в десятичную систему и выводится на экран.</text:p>
      <text:p text:style-name="P33">Например, для исходного числа 1210 = 11002 результатом является число 11001002 = 10010, а для исходного числа 410 = 1002 это число 100112 = 1910.</text:p>
      <text:p text:style-name="P34">Укажите минимальное число N, после обработки которого с помощью этого алгоритма получается число R, не меньшее 200</text:p>
      <text:p text:style-name="P35"/>
      <text:list text:style-name="LFO1" text:continue-numbering="true">
        <text:list-item>
          <text:p text:style-name="P36"><text:span text:style-name="T37">На вход алгоритма подаётся натуральное число N. Алгоритм строит по нему новое число R следующим образом.</text:span><text:span text:style-name="T38"><text:line-break/>1. Строится двоичная запись числа N.</text:span><text:span text:style-name="T39"><text:line-break/>2. Далее эта запись обрабатывается по следующему правилу:</text:span><text:span text:style-name="T40"><text:line-break/>a) если число чётное, то к двоичной записи числа слева дописывается 10;</text:span><text:span text:style-name="T41"><text:line-break/>б) если число нечётное, то к двоичной записи числа слева дописывается 1 и справа дописывается 01</text:span><text:span text:style-name="T42"><text:line-break/>Полученная таким образом запись является двоичной записью искомого числа R.</text:span><text:span text:style-name="T43"><text:line-break/>3. Результат переводится в десятичную систему и выводится на экран.</text:span><text:span text:style-name="T44"><text:line-break/>Например, для исходного числа 4</text:span><text:span text:style-name="T45">10</text:span><text:span text:style-name="T46"> = 100</text:span><text:span text:style-name="T47">2</text:span><text:span text:style-name="T48"> результатом является число 20</text:span><text:span text:style-name="T49">10</text:span><text:span text:style-name="T50"> = 10100</text:span><text:span text:style-name="T51">2</text:span><text:span text:style-name="T52">, а для исходного числа 5</text:span><text:span text:style-name="T53">10</text:span><text:span text:style-name="T54"> = 101</text:span><text:span text:style-name="T55">2</text:span><text:span text:style-name="T56"> это число 53</text:span><text:span text:style-name="T57">10</text:span><text:span text:style-name="T58"> = 110101</text:span><text:span text:style-name="T59">2</text:span><text:span text:style-name="T60">.</text:span><text:span text:style-name="T61"><text:line-break/>Укажите максимальное число N, после обработки которого с помощью этого алгоритма получается число R, меньшее, чем 30. В ответе запишите это число в десятичной системе счисления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ru" style:country-asian="RU" fo:hyphenate="tru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9-04T14:41:00Z</meta:creation-date>
    <dc:date>2025-09-11T09:49:00Z</dc:date>
    <meta:print-date>2025-09-04T18:46:00Z</meta:print-date>
    <meta:template xlink:href="Normal" xlink:type="simple"/>
    <meta:editing-cycles>4</meta:editing-cycles>
    <meta:editing-duration>PT15060S</meta:editing-duration>
    <meta:document-statistic meta:page-count="3" meta:paragraph-count="8" meta:word-count="608" meta:character-count="4066" meta:row-count="28" meta:non-whitespace-character-count="3466"/>
  </office:meta>
</office:document-meta>
</file>